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409cm"/>
    </style:style>
    <style:style style:name="co4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4-28T18:13:22.68">
            <text:p>2020/4/28 18:1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3:40:23.59">
            <text:p>2020/4/29 13:40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default-cell-style-name="ce17"/>
        <table:table-column table:style-name="co3" table:default-cell-style-name="ce17"/>
        <table:table-column table:style-name="co1" table:default-cell-style-name="ce19"/>
        <table:table-column table:style-name="co4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１つの山に、杉は、何本植わっているか？</text:p>
          </table:table-cell>
          <table:table-cell/>
          <table:table-cell table:style-name="ce20"/>
          <table:table-cell table:number-columns-repeated="4"/>
          <table:table-cell office:value-type="date" office:date-value="2020-04-28T18:14:11.7">
            <text:p>2020/4/28 18:14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9T13:40:27.9">
            <text:p>2020/4/29 13:40</text:p>
          </table:table-cell>
          <table:table-cell office:value-type="string">
            <text:p>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020/04/29</text:date>, <text:time>13:40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9T13:40:27.79</dc:date>
    <dc:creator>iwabuchi ken</dc:creator>
    <meta:editing-duration>PT3H4M31S</meta:editing-duration>
    <meta:editing-cycles>19</meta:editing-cycles>
    <meta:generator>OpenOffice/4.1.3$Win32 OpenOffice.org_project/413m1$Build-9783</meta:generator>
    <meta:document-statistic meta:table-count="2" meta:cell-count="53" meta:object-count="0"/>
  </office:meta>
</office:document-meta>
</file>